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RequestCondition.compareTo( HeadersRequestCondition other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.combine( HeadersRequestCondition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adersRequestCondition.getValueMatchCount( Set &lt; HeaderExpression &gt; expres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Expression.matchValu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Expression.matchNam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HeadersRequestCondition( Set &lt; HeaderExpression &gt; 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Expression.parseValue( String valu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Expression.isCaseSensi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HeadersRequestCondition( String ...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parseExpressions( String ... head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adersRequestCondition.getMatchingCondition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aderExpression.Header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